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paragraph-rsid="00238f30"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281a2" officeooo:paragraph-rsid="002281a2" style:text-blinking="false" fo:background-color="transparent" style:font-weight-asian="normal" style:font-weight-complex="normal"/>
    </style:style>
    <style:style style:name="P4" style:family="paragraph" style:parent-style-name="Text_20_body">
      <style:paragraph-properties fo:margin-top="0in" fo:margin-bottom="0in" loext:contextual-spacing="false" fo:line-height="138%" style:writing-mode="lr-tb"/>
    </style:style>
    <style:style style:name="P5" style:family="paragraph" style:parent-style-name="Text_20_body">
      <style:paragraph-properties fo:margin-top="0in" fo:margin-bottom="0in" loext:contextual-spacing="false" fo:line-height="138%" style:writing-mode="lr-tb"/>
      <style:text-properties officeooo:paragraph-rsid="002281a2"/>
    </style:style>
    <style:style style:name="P6" style:family="paragraph" style:parent-style-name="Text_20_body">
      <style:paragraph-properties fo:margin-top="0in" fo:margin-bottom="0in" loext:contextual-spacing="false" fo:line-height="138%" style:writing-mode="lr-tb"/>
      <style:text-properties officeooo:rsid="001dbddf" officeooo:paragraph-rsid="001dbddf"/>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c9b62"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f45f7"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21164b"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2281a2"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26c2e9"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28943c" style:text-blinking="false" fo:background-color="transparent" loext:char-shading-value="0"/>
    </style:style>
    <style:style style:name="T9" style:family="text">
      <style:text-properties fo:font-weight="normal" officeooo:rsid="001cd45c" style:font-weight-asian="normal" style:font-weight-complex="normal"/>
    </style:style>
    <style:style style:name="T10" style:family="text">
      <style:text-properties fo:font-weight="normal" officeooo:rsid="0021164b" style:font-weight-asian="normal" style:font-weight-complex="normal"/>
    </style:style>
    <style:style style:name="T11" style:family="text">
      <style:text-properties fo:font-weight="normal" officeooo:rsid="002281a2" style:font-weight-asian="normal" style:font-weight-complex="normal"/>
    </style:style>
    <style:style style:name="T12" style:family="text">
      <style:text-properties fo:font-weight="normal" officeooo:rsid="00238f30" style:font-weight-asian="normal" style:font-weight-complex="normal"/>
    </style:style>
    <style:style style:name="T13" style:family="text">
      <style:text-properties officeooo:rsid="00256b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9f641d41-7fff-f142-6eed-ed6c03fc8a82"/>Project Title: <text:span text:style-name="T9">Predicting Contact-maps from protein sequence using variational autoencoders</text:span></text:p>
      <text:p text:style-name="Text_20_body"/>
      <text:p text:style-name="P4"><text:span text:style-name="T1">Name(s): </text:span><text:span text:style-name="T3">Anowarul Kabir</text:span></text:p>
      <text:p text:style-name="Text_20_body"/>
      <text:p text:style-name="P2">Project description: <text:span text:style-name="T10">Knowing </text:span><text:span text:style-name="T11">tertiary</text:span><text:span text:style-name="T10"> structure is </text:span><text:span text:style-name="T11">critical</text:span><text:span text:style-name="T10"> for protein sequence to understand </text:span><text:span text:style-name="T12">its</text:span><text:span text:style-name="T10"> functionality and characteristics. </text:span><text:span text:style-name="T12">To simplify the problem of mapping sequence to </text:span><text:span text:style-name="T11">tertiary</text:span><text:span text:style-name="T10"> structure </text:span><text:span text:style-name="T12"><text:s/>generation, </text:span><text:span text:style-name="T10">it would be a fine idea to predict contact maps </text:span><text:span text:style-name="T12">or distance matrix</text:span><text:span text:style-name="T10"> from sequence</text:span><text:span text:style-name="T12">s, since contact-map representation is the middle ground of sequence and tertiary structure. It can be further extend from contact map to 3d coordinate generation problem, if time permits. </text:span><text:span text:style-name="T10">Analogically, </text:span><text:span text:style-name="T12">T</text:span><text:span text:style-name="T10">he problem can be similar as text to image generation. So the input is low dimensional and output is high dimensional and more robust. As we learned from the class, this type of problems can be attacked using variational autoencoder. </text:span></text:p>
      <text:p text:style-name="Text_20_body"/>
      <text:p text:style-name="P1">Project goal: </text:p>
      <text:p text:style-name="P3">1. To understand and analyze the characteristics of variational autoencoders in the specific <text:span text:style-name="T13">problem</text:span> domain.</text:p>
      <text:p text:style-name="P5"><text:span text:style-name="T6">2. Both inputs and outputs can be of different shape, so to understand how to handle the situation </text:span><text:span text:style-name="T7">for different input and output shapes</text:span></text:p>
      <text:p text:style-name="P5"><text:span text:style-name="T6"/></text:p>
      <text:p text:style-name="P4"><text:span text:style-name="T1">Project timeline: </text:span></text:p>
      <text:p text:style-name="P6"><text:span text:style-name="T2">1. Distant matrix generation from known protein 3d structures </text:span><text:span text:style-name="T4">and create train, test and validation set.</text:span></text:p>
      <text:p text:style-name="P6"><text:span text:style-name="T2">2. Design custom or use known variational autoencoder model for translating sequence representation to distance matrix representation.</text:span></text:p>
      <text:p text:style-name="Text_20_body"/>
      <text:p text:style-name="P4"><text:span text:style-name="T1">Data: </text:span><text:span text:style-name="T5">The data is not fixed yet.</text:span></text:p>
      <text:p text:style-name="Text_20_body"/>
      <text:p text:style-name="P1">Resources/Key referenc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19:54:44.242779113</meta:creation-date>
    <dc:date>2020-04-03T21:25:43.917063553</dc:date>
    <meta:editing-duration>PT5M57S</meta:editing-duration>
    <meta:editing-cycles>3</meta:editing-cycles>
    <meta:generator>LibreOffice/6.0.7.3$Linux_X86_64 LibreOffice_project/00m0$Build-3</meta:generator>
    <meta:document-statistic meta:table-count="0" meta:image-count="0" meta:object-count="0" meta:page-count="1" meta:paragraph-count="11" meta:word-count="209" meta:character-count="1416" meta:non-whitespace-character-count="1214"/>
  </office:meta>
</office:document-meta>
</file>